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e son of one of your farmers has a vivid dream one hot summers evening of swimming in a very well known river that feeds most of the farm lands in your area, In this dream a beautiful woman beckons him to swim with her deeper into the river, as he gets close to her the dream ends suddenly.</text:p>
      <text:p text:style-name="Preformatted_20_Text"/>
      <text:p text:style-name="Preformatted_20_Text">The young man is beset by the haunting beauty of the women for days and the feeling that he needs to swim in the river becomes stronger with each day passing. He cannot shake the feeling that it was more than a dream and he needs to take action.</text:p>
      <text:p text:style-name="Preformatted_20_Text"/>
      <text:p text:style-name="Preformatted_20_Text">While day dreaming of the river beauty one day the young man bumps into the chief, the young man appologises and explains his pridicament.</text:p>
      <text:p text:style-name="Preformatted_20_Text"/>
      <text:p text:style-name="Preformatted_20_Text">[The chief tells him it must have been one of the river goddesses calling him, he warns him to approach with respect.] - 1</text:p>
      <text:p text:style-name="Preformatted_20_Text">[The chief tells the young man its just the fire that comes with youth and that he should just wash it off in the same river that's bothering him.] - 2</text:p>
      <text:p text:style-name="Preformatted_20_Text"/>
      <text:p text:style-name="Preformatted_20_Text">1 - As the farmers son approaches the river he remembers that a few weeks past he had cursed the river in anger when he had slipped on the bank and fell in. He stopped at the rivers bank before getting in and humbly asks forgiveness from the river goddess, slowly he got in, the water feeling warm against his skin. Suddenly he slipped and finds himself submerged under the water.</text:p>
      <text:p text:style-name="Preformatted_20_Text"><text:s/></text:p>
      <text:p text:style-name="Preformatted_20_Text">Under the water he could make out the woman from his dreams, as she beckons him to approach her he can hear her voice inside his head. "I am Yuna the goddess of the river here, you have come here humble after you have insulted me in the past", regret fills his heart but he cannot reply under the water. "For this you have been forgiven and a small blessing will be on your crops this year, go to the chief and tell them of what has happened here."</text:p>
      <text:p text:style-name="Preformatted_20_Text"/>
      <text:p text:style-name="Preformatted_20_Text">As the young man comes up for air he finds himself in the shallows, he hurries back to the village half naked and relaid the message to all he saw.</text:p>
      <text:p text:style-name="Preformatted_20_Text"/>
      <text:p text:style-name="Preformatted_20_Text">2 - The young man approaches the river and hastily striped his clothes off and got into the river, the water was cold as mid winter against his skin he hastily decides to get out, while turning he slipped and before he knew he was completely under water as if being swallowed by a large angry creature.</text:p>
      <text:p text:style-name="Preformatted_20_Text"/>
      <text:p text:style-name="Preformatted_20_Text">The beautiful face of the woman from his dreams approaches him underneath the icy waters, he hears a shrill voice in his head "You cursed me when you slipped on my banks and fell into my river, you showed no respect or remorse and for that I will not take your life as I am not the god of murder but your clan will carry the burden", the womans beautiful face becomes old and shrivelled in front of his very eyes her bony hand reaching for his face.</text:p>
      <text:p text:style-name="Preformatted_20_Text"/>
      <text:p text:style-name="Preformatted_20_Text">He felt short of breath and unable to swim up as the hand aproached his face, darkness and fear overtook him and when he woke he was naked on the shore, none if his clothes to be found anywhere. When he got home he recalled the story in horror to all who would listen while warming himself with 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583" meta:character-count="2975" meta:non-whitespace-character-count="2404"/>
    <meta:generator>LibreOffice/6.2.7.1$Linux_X86_64 LibreOffice_project/20$Build-1</meta:generator>
  </office:meta>
</office:document-meta>
</file>